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773" officeooo:paragraph-rsid="00130773"/>
    </style:style>
    <style:style style:name="P2" style:family="paragraph" style:parent-style-name="Standard">
      <style:text-properties officeooo:rsid="00130773" officeooo:paragraph-rsid="0025a91d"/>
    </style:style>
    <style:style style:name="P3" style:family="paragraph" style:parent-style-name="Standard">
      <style:text-properties officeooo:rsid="00130773" officeooo:paragraph-rsid="00310605"/>
    </style:style>
    <style:style style:name="P4" style:family="paragraph" style:parent-style-name="Standard">
      <style:text-properties officeooo:rsid="00130773" officeooo:paragraph-rsid="003e76c4"/>
    </style:style>
    <style:style style:name="P5" style:family="paragraph" style:parent-style-name="Standard">
      <style:text-properties officeooo:rsid="00130773" officeooo:paragraph-rsid="0041b052"/>
    </style:style>
    <style:style style:name="P6" style:family="paragraph" style:parent-style-name="Standard">
      <style:text-properties officeooo:rsid="0018d838" officeooo:paragraph-rsid="0018d838"/>
    </style:style>
    <style:style style:name="P7" style:family="paragraph" style:parent-style-name="Standard">
      <style:text-properties officeooo:rsid="0018d838" officeooo:paragraph-rsid="00130773"/>
    </style:style>
    <style:style style:name="P8" style:family="paragraph" style:parent-style-name="Standard">
      <style:text-properties officeooo:rsid="0018d838" officeooo:paragraph-rsid="00310605"/>
    </style:style>
    <style:style style:name="P9" style:family="paragraph" style:parent-style-name="Standard">
      <style:text-properties officeooo:rsid="002b3cb6" officeooo:paragraph-rsid="00310605"/>
    </style:style>
    <style:style style:name="P10" style:family="paragraph" style:parent-style-name="Standard" style:list-style-name="L1">
      <style:text-properties officeooo:rsid="00130773" officeooo:paragraph-rsid="00130773"/>
    </style:style>
    <style:style style:name="P11" style:family="paragraph" style:parent-style-name="Standard">
      <style:text-properties officeooo:rsid="00130773" officeooo:paragraph-rsid="0044f682"/>
    </style:style>
    <style:style style:name="P12" style:family="paragraph" style:parent-style-name="Standard" style:list-style-name="L2">
      <style:text-properties officeooo:rsid="002978df" officeooo:paragraph-rsid="002978df"/>
    </style:style>
    <style:style style:name="P13" style:family="paragraph" style:parent-style-name="Standard" style:list-style-name="L2">
      <style:text-properties officeooo:rsid="002b3cb6" officeooo:paragraph-rsid="002b3cb6"/>
    </style:style>
    <style:style style:name="P14" style:family="paragraph" style:parent-style-name="Standard" style:list-style-name="L2">
      <style:text-properties officeooo:rsid="00310605" officeooo:paragraph-rsid="00310605"/>
    </style:style>
    <style:style style:name="P15" style:family="paragraph" style:parent-style-name="Standard" style:list-style-name="L2">
      <style:text-properties officeooo:rsid="0031eb35" officeooo:paragraph-rsid="0031eb35"/>
    </style:style>
    <style:style style:name="P16" style:family="paragraph" style:parent-style-name="Standard" style:list-style-name="L2">
      <style:text-properties officeooo:rsid="00351cf4" officeooo:paragraph-rsid="00351cf4"/>
    </style:style>
    <style:style style:name="P17" style:family="paragraph" style:parent-style-name="Standard" style:list-style-name="L2">
      <style:text-properties officeooo:rsid="0039fe4c" officeooo:paragraph-rsid="0039fe4c"/>
    </style:style>
    <style:style style:name="P18" style:family="paragraph" style:parent-style-name="Standard" style:list-style-name="L2">
      <style:text-properties officeooo:rsid="003e76c4" officeooo:paragraph-rsid="003e76c4"/>
    </style:style>
    <style:style style:name="P19" style:family="paragraph" style:parent-style-name="Standard" style:list-style-name="L2">
      <style:text-properties officeooo:rsid="004072d1" officeooo:paragraph-rsid="004072d1"/>
    </style:style>
    <style:style style:name="P20" style:family="paragraph" style:parent-style-name="Standard" style:list-style-name="L2">
      <style:text-properties officeooo:rsid="0041b052" officeooo:paragraph-rsid="0041b052"/>
    </style:style>
    <style:style style:name="P21" style:family="paragraph" style:parent-style-name="Standard" style:list-style-name="L3">
      <style:text-properties officeooo:rsid="001009b0" officeooo:paragraph-rsid="0018d838"/>
    </style:style>
    <style:style style:name="P22" style:family="paragraph" style:parent-style-name="Standard" style:list-style-name="L3">
      <style:text-properties officeooo:rsid="0018d838" officeooo:paragraph-rsid="0018d838"/>
    </style:style>
    <style:style style:name="P23" style:family="paragraph" style:parent-style-name="Standard">
      <style:text-properties officeooo:rsid="0018d838" officeooo:paragraph-rsid="00130773"/>
    </style:style>
    <style:style style:name="P24" style:family="paragraph" style:parent-style-name="Standard" style:list-style-name="L2">
      <style:text-properties officeooo:rsid="0044f682" officeooo:paragraph-rsid="0044f682"/>
    </style:style>
    <style:style style:name="T1" style:family="text">
      <style:text-properties officeooo:rsid="001afabf"/>
    </style:style>
    <style:style style:name="T2" style:family="text">
      <style:text-properties officeooo:rsid="001ca58e"/>
    </style:style>
    <style:style style:name="T3" style:family="text">
      <style:text-properties officeooo:rsid="001ec7d2"/>
    </style:style>
    <style:style style:name="T4" style:family="text">
      <style:text-properties officeooo:rsid="0023dfaf"/>
    </style:style>
    <style:style style:name="T5" style:family="text">
      <style:text-properties officeooo:rsid="002cb1c8"/>
    </style:style>
    <style:style style:name="T6" style:family="text">
      <style:text-properties officeooo:rsid="002cda01"/>
    </style:style>
    <style:style style:name="T7" style:family="text">
      <style:text-properties officeooo:rsid="002e4cf7"/>
    </style:style>
    <style:style style:name="T8" style:family="text">
      <style:text-properties officeooo:rsid="002f8a0e"/>
    </style:style>
    <style:style style:name="T9" style:family="text">
      <style:text-properties officeooo:rsid="00310605"/>
    </style:style>
    <style:style style:name="T10" style:family="text">
      <style:text-properties officeooo:rsid="0034244e"/>
    </style:style>
    <style:style style:name="T11" style:family="text">
      <style:text-properties officeooo:rsid="003b548d"/>
    </style:style>
    <style:style style:name="T12" style:family="text">
      <style:text-properties officeooo:rsid="003e76c4"/>
    </style:style>
    <style:style style:name="T13" style:family="text">
      <style:text-properties officeooo:rsid="0041b0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00-00-01 <text:span text:style-name="T3">(Pre-Alpha)</text:span></text:p>
      <text:list xml:id="list1829281069" text:style-name="L1">
        <text:list-item>
          <text:p text:style-name="P10">Basic Map</text:p>
        </text:list-item>
        <text:list-item>
          <text:p text:style-name="P10">Single Player</text:p>
        </text:list-item>
        <text:list-item>
          <text:p text:style-name="P10">Basic Zombie AI</text:p>
        </text:list-item>
        <text:list-item>
          <text:p text:style-name="P10">Basic Player</text:p>
        </text:list-item>
        <text:list-item>
          <text:p text:style-name="P10">Basic Handgun</text:p>
        </text:list-item>
        <text:list-item>
          <text:p text:style-name="P10">Basic <text:span text:style-name="T4">HUD</text:span></text:p>
        </text:list-item>
      </text:list>
      <text:p text:style-name="P7"/>
      <text:p text:style-name="P7"/>
      <text:p text:style-name="P2"/>
      <text:p text:style-name="P2">Version 00-00-0<text:span text:style-name="T4">2</text:span> <text:span text:style-name="T3">(Pre-Alpha)</text:span></text:p>
      <text:list xml:id="list3209960771" text:style-name="L2">
        <text:list-item>
          <text:p text:style-name="P12">Online Multiplayer, PvE, <text:span text:style-name="T5">ability to join/leave during gameplay</text:span></text:p>
        </text:list-item>
        <text:list-item>
          <text:p text:style-name="P12">Rifle “Wall Gun”, with reload and automatic fire</text:p>
        </text:list-item>
        <text:list-item>
          <text:p text:style-name="P12">Point System</text:p>
        </text:list-item>
        <text:list-item>
          <text:p text:style-name="P12">Give zombies their own “Skin”</text:p>
        </text:list-item>
        <text:list-item>
          <text:p text:style-name="P12">Add Firing Sounds to Guns</text:p>
        </text:list-item>
        <text:list-item>
          <text:p text:style-name="P13">Handle Players Going out of bounds</text:p>
        </text:list-item>
      </text:list>
      <text:p text:style-name="P9"><text:s text:c="3"/><text:span text:style-name="T6">Note: Will </text:span><text:span text:style-name="T7">n</text:span><text:span text:style-name="T6">eed </text:span><text:span text:style-name="T8">a </text:span><text:span text:style-name="T7">m</text:span><text:span text:style-name="T6">ajor </text:span><text:span text:style-name="T7">code overhaul</text:span><text:span text:style-name="T6"> to continue</text:span></text:p>
      <text:p text:style-name="P8"/>
      <text:p text:style-name="P8"/>
      <text:p text:style-name="P3"/>
      <text:p text:style-name="P3">Version 00-00-0<text:span text:style-name="T9">3</text:span> <text:span text:style-name="T3">(Pre-Alpha)</text:span></text:p>
      <text:list xml:id="list130648568585177" text:continue-numbering="true" text:style-name="L2">
        <text:list-item>
          <text:p text:style-name="P14">Major Code Overhaul, Greatly Improved stability</text:p>
        </text:list-item>
        <text:list-item>
          <text:p text:style-name="P14">Added more maps, Including “Theater” which is the most fleshed out</text:p>
        </text:list-item>
        <text:list-item>
          <text:p text:style-name="P14">Added Grenades</text:p>
        </text:list-item>
        <text:list-item>
          <text:p text:style-name="P14">Added a Revival System</text:p>
        </text:list-item>
        <text:list-item>
          <text:p text:style-name="P14">Added a Proper Interaction System</text:p>
        </text:list-item>
        <text:list-item>
          <text:p text:style-name="P15">Added <text:span text:style-name="T10">Intractable </text:span>Barriers</text:p>
        </text:list-item>
        <text:list-item>
          <text:p text:style-name="P16">Improved the zombie spawning system</text:p>
        </text:list-item>
        <text:list-item>
          <text:p text:style-name="P17">Added a proper multiplier lobby</text:p>
        </text:list-item>
        <text:list-item>
          <text:p text:style-name="P17">Added Experimental U<text:span text:style-name="T11">P</text:span>nP functionality<text:line-break/>and more</text:p>
        </text:list-item>
      </text:list>
      <text:p text:style-name="P4"/>
      <text:p text:style-name="P4">Version 00-00-0<text:span text:style-name="T12">4</text:span> <text:span text:style-name="T3">(Pre-Alpha)</text:span></text:p>
      <text:list xml:id="list130648657807289" text:continue-numbering="true" text:style-name="L2">
        <text:list-item>
          <text:p text:style-name="P18">Yet another network Overhaul</text:p>
        </text:list-item>
        <text:list-item>
          <text:p text:style-name="P19">Add Flashlight to the Player</text:p>
        </text:list-item>
        <text:list-item>
          <text:p text:style-name="P19">Add Starting Room Rifle</text:p>
        </text:list-item>
        <text:list-item>
          <text:p text:style-name="P19">ability to have reloading, empty “clicking” sounds to guns</text:p>
        </text:list-item>
        <text:list-item>
          <text:p text:style-name="P19">Sprint Mechanics</text:p>
        </text:list-item>
        <text:list-item>
          <text:p text:style-name="P19">Health, and Speed Perks</text:p>
        </text:list-item>
      </text:list>
      <text:p text:style-name="P7"/>
      <text:p text:style-name="P5"/>
      <text:p text:style-name="P5">Version 00-00-0<text:span text:style-name="T13">5</text:span> <text:span text:style-name="T3">(Pre-Alpha)</text:span></text:p>
      <text:list xml:id="list130648714658888" text:continue-numbering="true" text:style-name="L2">
        <text:list-item>
          <text:p text:style-name="P20">License Menu</text:p>
        </text:list-item>
        <text:list-item>
          <text:p text:style-name="P20">Check for Updates Button</text:p>
        </text:list-item>
        <text:list-item>
          <text:p text:style-name="P20">Emergency Exit Button “End”</text:p>
        </text:list-item>
        <text:list-item>
          <text:p text:style-name="P20">Debug “God” Mode “Insert” – Only Works with debug builds</text:p>
        </text:list-item>
        <text:list-item>
          <text:p text:style-name="P20">UI Navigation with Gamepad</text:p>
        </text:list-item>
        <text:list-item>
          <text:p text:style-name="P20">“Demoman” Perk – Grants immunity to Explosions</text:p>
        </text:list-item>
        <text:list-item>
          <text:p text:style-name="P20"><text:soft-page-break/>Changelog Display</text:p>
        </text:list-item>
        <text:list-item>
          <text:p text:style-name="P20">Piercing Mechanic for Guns and Enemies</text:p>
        </text:list-item>
        <text:list-item>
          <text:p text:style-name="P20">Ability to buy ammo off the wall</text:p>
        </text:list-item>
        <text:list-item>
          <text:p text:style-name="P20">FPS Counter</text:p>
        </text:list-item>
        <text:list-item>
          <text:p text:style-name="P20">Android Support*</text:p>
        </text:list-item>
        <text:list-item>
          <text:p text:style-name="P20">Show Local IPs when hosting a game</text:p>
        </text:list-item>
      </text:list>
      <text:p text:style-name="P11"/>
      <text:p text:style-name="P11"/>
      <text:p text:style-name="P11">Version 00-00-0<text:span text:style-name="T13">5</text:span> <text:span text:style-name="T3">(Pre-Alpha)</text:span></text:p>
      <text:list xml:id="list130650408513358" text:continue-numbering="true" text:style-name="L2">
        <text:list-item>
          <text:p text:style-name="P24">Added Perk Display to User HUD</text:p>
        </text:list-item>
        <text:list-item>
          <text:p text:style-name="P24">Added Melee Weapon (Sword)</text:p>
        </text:list-item>
        <text:list-item>
          <text:p text:style-name="P24">Added Medic Perk (Revive your friends faster now)</text:p>
        </text:list-item>
        <text:list-item>
          <text:p text:style-name="P24">Added Shotgun</text:p>
        </text:list-item>
        <text:list-item>
          <text:p text:style-name="P24">Players can jump in and leave the game whenever, and keep their stats, perks, and gun <text:line-break/> - As long as their Username is the same</text:p>
        </text:list-item>
      </text:list>
      <text:p text:style-name="P7"/>
      <text:p text:style-name="P7"/>
      <text:p text:style-name="P6">Version 01-00-00 (Version 1) (<text:span text:style-name="T2">List </text:span><text:span text:style-name="T1">Not Finalized)</text:span></text:p>
      <text:list xml:id="list1437922228" text:style-name="L3">
        <text:list-item>
          <text:p text:style-name="P21">Controller Support</text:p>
        </text:list-item>
        <text:list-item>
          <text:p text:style-name="P21">Split Screen Multiplier Support</text:p>
        </text:list-item>
        <text:list-item>
          <text:p text:style-name="P22">Online Multiplayer Support</text:p>
        </text:list-item>
        <text:list-item>
          <text:p text:style-name="P22">Save Game Suppo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0T20:11:44.506521679</meta:creation-date>
    <meta:generator>LibreOffice/7.1.3.2$Linux_X86_64 LibreOffice_project/10$Build-2</meta:generator>
    <dc:date>2021-08-17T13:06:27.375436279</dc:date>
    <meta:editing-duration>P2DT17H50M56S</meta:editing-duration>
    <meta:editing-cycles>35</meta:editing-cycles>
    <meta:document-statistic meta:table-count="0" meta:image-count="0" meta:object-count="0" meta:page-count="2" meta:paragraph-count="56" meta:word-count="316" meta:character-count="1770" meta:non-whitespace-character-count="1551"/>
  </office:meta>
</office:document-meta>
</file>